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8e8" officeooo:paragraph-rsid="001b4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IVOS POR LO QUE SASS AYUDA A UN DESARROLLO FRONTEND MÁS RÁPIDO</text:p>
      <text:p text:style-name="P1"/>
      <text:p text:style-name="P1">creo que ayuda a que este desarrollo FrontEnd sea mas rápido porque a la hora de realizar, lo que seria el archivo, es todo mucho mas visual y comprensible para la persona, que solo usando simplemente css, este también puede ayudar a que cuando estemos maquetando nuestra pagina web</text:p>
      <text:p text:style-name="P1">no tengamos que recordar que valores usar, esto es porque sass nos ayuda a guardarles en variables y luego llamarlas con el nombre que nosotros tengamos establecido.</text:p>
      <text:p text:style-name="P1"/>
      <text:p text:style-name="P1">También podemos compilar esta información al final para convertirlo en css de distintas formas y comentar las lineas que sean necesarias para que nuestro código sea entend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7:33:06.470807593</meta:creation-date>
    <dc:date>2021-04-28T17:39:27.452065808</dc:date>
    <meta:editing-duration>PT6M24S</meta:editing-duration>
    <meta:editing-cycles>1</meta:editing-cycles>
    <meta:document-statistic meta:table-count="0" meta:image-count="0" meta:object-count="0" meta:page-count="1" meta:paragraph-count="4" meta:word-count="115" meta:character-count="687" meta:non-whitespace-character-count="576"/>
    <meta:generator>LibreOffice/6.0.7.3$Linux_X86_64 LibreOffice_project/00m0$Build-3</meta:generator>
  </office:meta>
</office:document-meta>
</file>